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0000000000800000008DD0ADA29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e6e6e6" draw:fill-gradient-name="Gradient_20_1" draw:fill-hatch-name="Black_20_0_20_Degrees" draw:fill-image-name="Empty" draw:textarea-horizontal-align="left" draw:textarea-vertical-align="top" draw:auto-grow-height="false" draw:shadow="visible" draw:shadow-offset-x="0.1cm" draw:shadow-offset-y="0.1cm" draw:shadow-color="#c0c0c0"/>
    </style:style>
    <style:style style:name="gr2" style:family="graphic" style:parent-style-name="standard">
      <style:graphic-properties draw:fill="solid" draw:fill-color="#ffffff" draw:fill-gradient-name="Gradient_20_1" draw:fill-hatch-name="Black_20_0_20_Degrees" draw:fill-image-name="Empty" draw:textarea-horizontal-align="justify" draw:textarea-vertical-align="middle" draw:auto-grow-height="false" draw:shadow="visible" draw:shadow-offset-x="0.1cm" draw:shadow-offset-y="0.1cm" draw:shadow-color="#c0c0c0"/>
    </style:style>
    <style:style style:name="gr3" style:family="graphic" style:parent-style-name="standard">
      <style:graphic-properties draw:marker-end="Arrow" draw:marker-end-width="0.2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Trebuchet MS'" style:font-family-generic="swiss" style:font-pitch="variable" fo:font-size="8pt" fo:font-weight="bold" style:font-size-asian="8pt" style:font-weight-asian="bold" style:font-size-complex="8pt" style:font-weight-complex="bold"/>
    </style:style>
    <style:style style:name="T1" style:family="text">
      <style:text-properties fo:font-family="'Trebuchet MS'" style:font-family-generic="swiss" style:font-pitch="variable" fo:font-size="8pt" fo:font-weight="bold" style:font-size-asian="8pt" style:font-weight-asian="bold" style:font-size-complex="8pt" style:font-weight-complex="bold"/>
    </style:style>
    <style:style style:name="T2" style:family="text">
      <style:text-properties fo:font-family="'Trebuchet MS'" style:font-family-generic="swiss" style:font-pitch="variable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id="id1">
          <draw:glue-point draw:id="4" svg:x="2.368cm" svg:y="5cm"/>
          <draw:glue-point draw:id="5" svg:x="-2.894cm" svg:y="5cm"/>
          <draw:custom-shape draw:style-name="gr1" draw:text-style-name="P2" draw:layer="layout" svg:width="3.8cm" svg:height="3.4cm" svg:x="0.1cm" svg:y="8.6cm">
            <draw:glue-point draw:id="4" svg:x="-5cm" svg:y="0cm"/>
            <draw:glue-point draw:id="5" svg:x="-5cm" svg:y="-3cm"/>
            <draw:glue-point draw:id="6" svg:x="-5cm" svg:y="3cm"/>
            <draw:glue-point draw:id="7" svg:x="5cm" svg:y="-3cm"/>
            <draw:glue-point draw:id="8" svg:x="5cm" svg:y="0cm"/>
            <draw:glue-point draw:id="9" svg:x="5cm" svg:y="3cm"/>
            <draw:glue-point draw:id="10" svg:x="0.131cm" svg:y="1.166cm"/>
            <draw:glue-point draw:id="11" svg:x="0.131cm" svg:y="1cm"/>
            <draw:glue-point draw:id="12" svg:x="5cm" svg:y="0cm"/>
            <draw:glue-point draw:id="13" svg:x="0cm" svg:y="-3cm"/>
            <text:p text:style-name="P1"><text:span text:style-name="T1">Lokalizacja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3cm" svg:height="1cm" svg:x="0.5cm" svg:y="10.6cm">
            <draw:glue-point draw:id="4" svg:x="-5cm" svg:y="0cm"/>
            <draw:glue-point draw:id="5" svg:x="-5cm" svg:y="-3cm"/>
            <draw:glue-point draw:id="6" svg:x="-5cm" svg:y="3cm"/>
            <draw:glue-point draw:id="7" svg:x="5cm" svg:y="-3cm"/>
            <draw:glue-point draw:id="8" svg:x="5cm" svg:y="0cm"/>
            <draw:glue-point draw:id="9" svg:x="5cm" svg:y="3cm"/>
            <draw:glue-point draw:id="10" svg:x="-1.666cm" svg:y="-5cm"/>
            <draw:glue-point draw:id="11" svg:x="1.666cm" svg:y="-5cm"/>
            <draw:glue-point draw:id="12" svg:x="-1.666cm" svg:y="5cm"/>
            <text:p text:style-name="P1"><text:span text:style-name="T1">Lokalizacja globalna</text:span></text:p>
            <text:p text:style-name="P1"><text:span text:style-name="T2">Filtr cząsteczkowy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3cm" svg:height="1cm" svg:x="0.5cm" svg:y="9.3cm">
            <draw:glue-point draw:id="4" svg:x="-5cm" svg:y="0cm"/>
            <draw:glue-point draw:id="5" svg:x="-5cm" svg:y="-3cm"/>
            <draw:glue-point draw:id="6" svg:x="-5cm" svg:y="3cm"/>
            <draw:glue-point draw:id="7" svg:x="5cm" svg:y="-3cm"/>
            <draw:glue-point draw:id="8" svg:x="5cm" svg:y="0cm"/>
            <draw:glue-point draw:id="9" svg:x="5cm" svg:y="3cm"/>
            <draw:glue-point draw:id="10" svg:x="-1.666cm" svg:y="5cm"/>
            <draw:glue-point draw:id="11" svg:x="1.666cm" svg:y="5cm"/>
            <draw:glue-point draw:id="12" svg:x="1.666cm" svg:y="-5cm"/>
            <text:p text:style-name="P1"><text:span text:style-name="T1">Lokalizacja lokalna</text:span></text:p>
            <text:p text:style-name="P1"><text:span text:style-name="T2">Filtr Kalmana</text:span></text:p>
            <draw:enhanced-geometry svg:viewBox="0 0 21600 21600" draw:type="rectangle" draw:enhanced-path="M 0 0 L 21600 0 21600 21600 0 21600 0 0 Z N"/>
          </draw:custom-shape>
        </draw:g>
        <draw:g draw:id="id4">
          <draw:custom-shape draw:style-name="gr1" draw:text-style-name="P2" draw:layer="layout" svg:width="3.8cm" svg:height="3.4cm" svg:x="4.9cm" svg:y="4.2cm">
            <draw:glue-point draw:id="4" svg:x="-5cm" svg:y="0cm"/>
            <draw:glue-point draw:id="5" svg:x="-5cm" svg:y="-3cm"/>
            <draw:glue-point draw:id="6" svg:x="-5cm" svg:y="3cm"/>
            <draw:glue-point draw:id="7" svg:x="5cm" svg:y="-3cm"/>
            <draw:glue-point draw:id="8" svg:x="5cm" svg:y="0cm"/>
            <draw:glue-point draw:id="9" svg:x="5cm" svg:y="3cm"/>
            <draw:glue-point draw:id="10" svg:x="0.131cm" svg:y="1.166cm"/>
            <draw:glue-point draw:id="11" svg:x="0.131cm" svg:y="1cm"/>
            <draw:glue-point draw:id="12" svg:x="5cm" svg:y="0cm"/>
            <draw:glue-point draw:id="13" svg:x="0cm" svg:y="-3cm"/>
            <text:p text:style-name="P1"><text:span text:style-name="T1">Wykrywanie przeszkód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3cm" svg:height="1cm" svg:x="5.3cm" svg:y="6.2cm">
            <draw:glue-point draw:id="4" svg:x="-5cm" svg:y="0cm"/>
            <draw:glue-point draw:id="5" svg:x="-5cm" svg:y="-3cm"/>
            <draw:glue-point draw:id="6" svg:x="-5cm" svg:y="3cm"/>
            <draw:glue-point draw:id="7" svg:x="5cm" svg:y="-3cm"/>
            <draw:glue-point draw:id="8" svg:x="5cm" svg:y="0cm"/>
            <draw:glue-point draw:id="9" svg:x="5cm" svg:y="3cm"/>
            <draw:glue-point draw:id="10" svg:x="-1.666cm" svg:y="-5cm"/>
            <draw:glue-point draw:id="11" svg:x="1.666cm" svg:y="-5cm"/>
            <draw:glue-point draw:id="12" svg:x="-1.666cm" svg:y="5cm"/>
            <text:p text:style-name="P1"><text:span text:style-name="T1">Pomiary laserowe</text:span></text:p>
            <text:p text:style-name="P1"><text:span text:style-name="T2">Sick LMS100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3cm" svg:height="1cm" svg:x="5.3cm" svg:y="4.9cm">
            <draw:glue-point draw:id="4" svg:x="-5cm" svg:y="0cm"/>
            <draw:glue-point draw:id="5" svg:x="-5cm" svg:y="-3cm"/>
            <draw:glue-point draw:id="6" svg:x="-5cm" svg:y="3cm"/>
            <draw:glue-point draw:id="7" svg:x="5cm" svg:y="-3cm"/>
            <draw:glue-point draw:id="8" svg:x="5cm" svg:y="0cm"/>
            <draw:glue-point draw:id="9" svg:x="5cm" svg:y="3cm"/>
            <draw:glue-point draw:id="10" svg:x="-1.666cm" svg:y="5cm"/>
            <draw:glue-point draw:id="11" svg:x="1.666cm" svg:y="5cm"/>
            <draw:glue-point draw:id="12" svg:x="1.666cm" svg:y="-5cm"/>
            <text:p text:style-name="P1"><text:span text:style-name="T1">Chmura punktów</text:span></text:p>
            <text:p text:style-name="P1"><text:span text:style-name="T2">MS Kinect</text:span></text:p>
            <draw:enhanced-geometry svg:viewBox="0 0 21600 21600" draw:type="rectangle" draw:enhanced-path="M 0 0 L 21600 0 21600 21600 0 21600 0 0 Z N"/>
          </draw:custom-shape>
        </draw:g>
        <draw:g draw:id="id2">
          <draw:glue-point draw:id="4" svg:x="-5cm" svg:y="-2.619cm"/>
          <draw:glue-point draw:id="5" svg:x="-5cm" svg:y="2.619cm"/>
          <draw:custom-shape draw:style-name="gr1" draw:text-style-name="P2" draw:layer="layout" svg:width="3.8cm" svg:height="3.4cm" svg:x="4.9cm" svg:y="8.6cm">
            <draw:glue-point draw:id="4" svg:x="-5cm" svg:y="0cm"/>
            <draw:glue-point draw:id="5" svg:x="-5cm" svg:y="-3cm"/>
            <draw:glue-point draw:id="6" svg:x="-5cm" svg:y="3cm"/>
            <draw:glue-point draw:id="7" svg:x="5cm" svg:y="-3cm"/>
            <draw:glue-point draw:id="8" svg:x="5cm" svg:y="0cm"/>
            <draw:glue-point draw:id="9" svg:x="5cm" svg:y="3cm"/>
            <draw:glue-point draw:id="10" svg:x="0.131cm" svg:y="1.166cm"/>
            <draw:glue-point draw:id="11" svg:x="0.131cm" svg:y="1cm"/>
            <draw:glue-point draw:id="12" svg:x="5cm" svg:y="0cm"/>
            <draw:glue-point draw:id="13" svg:x="0cm" svg:y="-3cm"/>
            <text:p text:style-name="P1"><text:span text:style-name="T1">Nawigacja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3cm" svg:height="1cm" svg:x="5.3cm" svg:y="9.3cm">
            <draw:glue-point draw:id="4" svg:x="-5cm" svg:y="0cm"/>
            <draw:glue-point draw:id="5" svg:x="-5cm" svg:y="-3cm"/>
            <draw:glue-point draw:id="6" svg:x="-5cm" svg:y="3cm"/>
            <draw:glue-point draw:id="7" svg:x="5cm" svg:y="-3cm"/>
            <draw:glue-point draw:id="8" svg:x="5cm" svg:y="0cm"/>
            <draw:glue-point draw:id="9" svg:x="5cm" svg:y="3cm"/>
            <draw:glue-point draw:id="10" svg:x="-1.666cm" svg:y="5cm"/>
            <draw:glue-point draw:id="11" svg:x="1.666cm" svg:y="5cm"/>
            <draw:glue-point draw:id="12" svg:x="1.666cm" svg:y="-5cm"/>
            <text:p text:style-name="P1"><text:span text:style-name="T1">Mapy zajętości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3cm" svg:height="1cm" svg:x="5.3cm" svg:y="10.6cm">
            <draw:glue-point draw:id="4" svg:x="-5cm" svg:y="0cm"/>
            <draw:glue-point draw:id="5" svg:x="-5cm" svg:y="-3cm"/>
            <draw:glue-point draw:id="6" svg:x="-5cm" svg:y="3cm"/>
            <draw:glue-point draw:id="7" svg:x="5cm" svg:y="-3cm"/>
            <draw:glue-point draw:id="8" svg:x="5cm" svg:y="0cm"/>
            <draw:glue-point draw:id="9" svg:x="5cm" svg:y="3cm"/>
            <draw:glue-point draw:id="10" svg:x="-1.666cm" svg:y="5cm"/>
            <draw:glue-point draw:id="11" svg:x="1.666cm" svg:y="5cm"/>
            <draw:glue-point draw:id="12" svg:x="1.666cm" svg:y="-5cm"/>
            <text:p text:style-name="P1"><text:span text:style-name="T1">Generowanie</text:span></text:p>
            <text:p text:style-name="P1"><text:span text:style-name="T1">trajektorii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2" draw:text-style-name="P2" draw:id="id3" draw:layer="layout" svg:width="3cm" svg:height="1cm" svg:x="0.5cm" svg:y="6.2cm">
          <draw:glue-point draw:id="4" svg:x="-5cm" svg:y="0cm"/>
          <draw:glue-point draw:id="5" svg:x="-5cm" svg:y="-3cm"/>
          <draw:glue-point draw:id="6" svg:x="-5cm" svg:y="3cm"/>
          <draw:glue-point draw:id="7" svg:x="5cm" svg:y="-3cm"/>
          <draw:glue-point draw:id="8" svg:x="5cm" svg:y="0cm"/>
          <draw:glue-point draw:id="9" svg:x="5cm" svg:y="3cm"/>
          <draw:glue-point draw:id="10" svg:x="-1.666cm" svg:y="5cm"/>
          <draw:glue-point draw:id="11" svg:x="1.666cm" svg:y="5cm"/>
          <draw:glue-point draw:id="12" svg:x="1.666cm" svg:y="-5cm"/>
          <text:p text:style-name="P1"><text:span text:style-name="T1">Serwer mapy</text:span></text:p>
          <draw:enhanced-geometry svg:viewBox="0 0 21600 21600" draw:type="rectangle" draw:enhanced-path="M 0 0 L 21600 0 21600 21600 0 21600 0 0 Z N"/>
        </draw:custom-shape>
        <draw:g draw:id="id5">
          <draw:glue-point draw:id="4" svg:x="5cm" svg:y="-1.666cm"/>
          <draw:glue-point draw:id="5" svg:x="5cm" svg:y="2.142cm"/>
          <draw:custom-shape draw:style-name="gr1" draw:text-style-name="P2" draw:layer="layout" svg:width="3.8cm" svg:height="2.1cm" svg:x="0.1cm" svg:y="13.1cm">
            <draw:glue-point draw:id="4" svg:x="-5cm" svg:y="0cm"/>
            <draw:glue-point draw:id="5" svg:x="-5cm" svg:y="-3cm"/>
            <draw:glue-point draw:id="6" svg:x="-5cm" svg:y="3cm"/>
            <draw:glue-point draw:id="7" svg:x="5cm" svg:y="-3cm"/>
            <draw:glue-point draw:id="8" svg:x="5cm" svg:y="0cm"/>
            <draw:glue-point draw:id="9" svg:x="5cm" svg:y="3cm"/>
            <draw:glue-point draw:id="10" svg:x="0.131cm" svg:y="1.166cm"/>
            <draw:glue-point draw:id="11" svg:x="0.131cm" svg:y="1cm"/>
            <draw:glue-point draw:id="12" svg:x="5cm" svg:y="0cm"/>
            <draw:glue-point draw:id="13" svg:x="0cm" svg:y="-3cm"/>
            <text:p text:style-name="P1"><text:span text:style-name="T1">Sterowanie robota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3cm" svg:height="1cm" svg:x="0.5cm" svg:y="13.8cm">
            <draw:glue-point draw:id="4" svg:x="-5cm" svg:y="0cm"/>
            <draw:glue-point draw:id="5" svg:x="-5cm" svg:y="-3cm"/>
            <draw:glue-point draw:id="6" svg:x="-5cm" svg:y="3cm"/>
            <draw:glue-point draw:id="7" svg:x="5cm" svg:y="-3cm"/>
            <draw:glue-point draw:id="8" svg:x="5cm" svg:y="0cm"/>
            <draw:glue-point draw:id="9" svg:x="5cm" svg:y="3cm"/>
            <draw:glue-point draw:id="10" svg:x="-1.666cm" svg:y="5cm"/>
            <draw:glue-point draw:id="11" svg:x="1.666cm" svg:y="5cm"/>
            <draw:glue-point draw:id="12" svg:x="1.666cm" svg:y="-5cm"/>
            <text:p text:style-name="P1"><text:span text:style-name="T1">Baza jezdna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2" draw:layer="layout" svg:width="3.8cm" svg:height="3.4cm" svg:x="4.9cm" svg:y="0.1cm">
            <draw:glue-point draw:id="4" svg:x="-5cm" svg:y="0cm"/>
            <draw:glue-point draw:id="5" svg:x="-5cm" svg:y="-3cm"/>
            <draw:glue-point draw:id="6" svg:x="-5cm" svg:y="3cm"/>
            <draw:glue-point draw:id="7" svg:x="5cm" svg:y="-3cm"/>
            <draw:glue-point draw:id="8" svg:x="5cm" svg:y="0cm"/>
            <draw:glue-point draw:id="9" svg:x="5cm" svg:y="3cm"/>
            <draw:glue-point draw:id="10" svg:x="0.131cm" svg:y="1.166cm"/>
            <draw:glue-point draw:id="11" svg:x="0.131cm" svg:y="1cm"/>
            <draw:glue-point draw:id="12" svg:x="5cm" svg:y="0cm"/>
            <draw:glue-point draw:id="13" svg:x="0cm" svg:y="-3cm"/>
            <text:p text:style-name="P1"><text:span text:style-name="T1">Diagnostyka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3cm" svg:height="1cm" svg:x="5.3cm" svg:y="2.1cm">
            <draw:glue-point draw:id="4" svg:x="-5cm" svg:y="0cm"/>
            <draw:glue-point draw:id="5" svg:x="-5cm" svg:y="-3cm"/>
            <draw:glue-point draw:id="6" svg:x="-5cm" svg:y="3cm"/>
            <draw:glue-point draw:id="7" svg:x="5cm" svg:y="-3cm"/>
            <draw:glue-point draw:id="8" svg:x="5cm" svg:y="0cm"/>
            <draw:glue-point draw:id="9" svg:x="5cm" svg:y="3cm"/>
            <draw:glue-point draw:id="10" svg:x="-1.666cm" svg:y="-5cm"/>
            <draw:glue-point draw:id="11" svg:x="1.666cm" svg:y="-5cm"/>
            <draw:glue-point draw:id="12" svg:x="-1.666cm" svg:y="5cm"/>
            <text:p text:style-name="P1"><text:span text:style-name="T1">Podzespoły robota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3cm" svg:height="1cm" svg:x="5.3cm" svg:y="0.8cm">
            <draw:glue-point draw:id="4" svg:x="-5cm" svg:y="0cm"/>
            <draw:glue-point draw:id="5" svg:x="-5cm" svg:y="-3cm"/>
            <draw:glue-point draw:id="6" svg:x="-5cm" svg:y="3cm"/>
            <draw:glue-point draw:id="7" svg:x="5cm" svg:y="-3cm"/>
            <draw:glue-point draw:id="8" svg:x="5cm" svg:y="0cm"/>
            <draw:glue-point draw:id="9" svg:x="5cm" svg:y="3cm"/>
            <draw:glue-point draw:id="10" svg:x="-1.666cm" svg:y="5cm"/>
            <draw:glue-point draw:id="11" svg:x="1.666cm" svg:y="5cm"/>
            <draw:glue-point draw:id="12" svg:x="1.666cm" svg:y="-5cm"/>
            <text:p text:style-name="P1"><text:span text:style-name="T1">Komputer sterujący</text:span></text:p>
            <draw:enhanced-geometry svg:viewBox="0 0 21600 21600" draw:type="rectangle" draw:enhanced-path="M 0 0 L 21600 0 21600 21600 0 21600 0 0 Z N"/>
          </draw:custom-shape>
        </draw:g>
        <draw:connector draw:style-name="gr3" draw:text-style-name="P1" draw:layer="layout" draw:type="curve" svg:x1="3.9cm" svg:y1="10.3cm" svg:x2="4.9cm" svg:y2="10.3cm" draw:start-shape="id1" draw:start-glue-point="1" draw:end-shape="id2" svg:d="m3900 10300h1000">
          <text:p/>
        </draw:connector>
        <draw:connector draw:style-name="gr3" draw:text-style-name="P1" draw:layer="layout" draw:type="curve" svg:x1="3.5cm" svg:y1="6.7cm" svg:x2="4.9cm" svg:y2="9.41cm" draw:start-shape="id3" draw:start-glue-point="8" draw:end-shape="id2" draw:end-glue-point="4" svg:d="m3500 6700c1125 0 425 2710 1400 2710">
          <text:p/>
        </draw:connector>
        <draw:connector draw:style-name="gr3" draw:text-style-name="P1" draw:layer="layout" draw:type="curve" svg:x1="2cm" svg:y1="7.2cm" svg:x2="2cm" svg:y2="8.6cm" draw:start-shape="id3" draw:start-glue-point="2" draw:end-shape="id1" draw:end-glue-point="0" svg:d="m2000 7200v1400">
          <text:p/>
        </draw:connector>
        <draw:connector draw:style-name="gr3" draw:text-style-name="P1" draw:layer="layout" draw:type="curve" svg:x1="6.8cm" svg:y1="7.6cm" svg:x2="6.8cm" svg:y2="8.6cm" draw:start-shape="id4" draw:start-glue-point="2" draw:end-shape="id2" draw:end-glue-point="0" svg:d="m6800 7600v1000">
          <text:p/>
        </draw:connector>
        <draw:connector draw:style-name="gr3" draw:text-style-name="P1" draw:layer="layout" draw:type="curve" svg:x1="6.8cm" svg:y1="12cm" svg:x2="3.9cm" svg:y2="13.801cm" draw:start-shape="id2" draw:start-glue-point="2" draw:end-shape="id5" draw:end-glue-point="4" svg:d="m6800 12000c0 1201-966 1801-2900 1801">
          <text:p/>
        </draw:connector>
        <draw:connector draw:style-name="gr3" draw:text-style-name="P1" draw:layer="layout" draw:type="curve" svg:x1="2cm" svg:y1="13.1cm" svg:x2="2cm" svg:y2="12cm" draw:start-shape="id5" draw:start-glue-point="0" draw:end-shape="id1" draw:end-glue-point="2" svg:d="m2000 13100v-1100">
          <text:p/>
        </draw:connector>
        <draw:custom-shape draw:style-name="gr2" draw:text-style-name="P2" draw:id="id6" draw:layer="layout" svg:width="3cm" svg:height="1cm" svg:x="5.3cm" svg:y="14.1cm">
          <draw:glue-point draw:id="4" svg:x="-5cm" svg:y="0cm"/>
          <draw:glue-point draw:id="5" svg:x="-5cm" svg:y="-3cm"/>
          <draw:glue-point draw:id="6" svg:x="-5cm" svg:y="3cm"/>
          <draw:glue-point draw:id="7" svg:x="5cm" svg:y="-3cm"/>
          <draw:glue-point draw:id="8" svg:x="5cm" svg:y="0cm"/>
          <draw:glue-point draw:id="9" svg:x="5cm" svg:y="3cm"/>
          <draw:glue-point draw:id="10" svg:x="-1.666cm" svg:y="5cm"/>
          <draw:glue-point draw:id="11" svg:x="1.666cm" svg:y="5cm"/>
          <draw:glue-point draw:id="12" svg:x="1.666cm" svg:y="-5cm"/>
          <text:p text:style-name="P1"><text:span text:style-name="T1">Teleoperacja</text:span></text:p>
          <text:p text:style-name="P1"><text:span text:style-name="T2">Joystick, klawiatura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curve" svg:x1="5.3cm" svg:y1="14.6cm" svg:x2="3.9cm" svg:y2="14.599cm" draw:start-shape="id6" draw:start-glue-point="4" draw:end-shape="id5" draw:end-glue-point="5" svg:d="m5300 14600c-975 0-275-1-1400-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fill-image draw:name="Empty" xlink:href="Pictures/100000000000000800000008DD0ADA29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8.9cm" fo:page-height="15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Maciej Stefanczyk</meta:initial-creator>
    <meta:creation-date>2011-08-19T11:11:48</meta:creation-date>
    <dc:date>2011-09-06T15:02:09</dc:date>
    <dc:creator>Maciej Stefanczyk</dc:creator>
    <meta:editing-duration>PT02H30M56S</meta:editing-duration>
    <meta:editing-cycles>5</meta:editing-cycles>
    <meta:generator>OpenOffice.org/3.2$Unix OpenOffice.org_project/320m12$Build-9483</meta:generator>
    <meta:document-statistic meta:object-count="28"/>
  </office:meta>
</office:document-meta>
</file>